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rrays (An introduc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JavaScript Arrays</text:p>
          </draw:text-box>
        </draw:frame>
        <draw:frame draw:style-name="gr2" draw:text-style-name="P3" draw:layer="layout" svg:width="25cm" svg:height="2.384cm" svg:x="1cm" svg:y="3.5cm">
          <draw:text-box>
            <text:p>An array is a special variable, which can hold more than one value:</text:p>
            <text:p/>
            <text:p>const cars = ["Saab", "Volvo", "BMW"];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Why Use Arrays?</text:p>
          </draw:text-box>
        </draw:frame>
        <draw:frame draw:style-name="gr2" draw:text-style-name="P3" draw:layer="layout" svg:width="26.5cm" svg:height="10.205cm" svg:x="0.5cm" svg:y="2.5cm">
          <draw:text-box>
            <text:p>If you have a list of items (a list of car names, for example), storing the cars in single variables could look like this:</text:p>
            <text:p/>
            <text:p>let car1 = "Saab";</text:p>
            <text:p>let car2 = "Volvo";</text:p>
            <text:p>let car3 = "BMW"; </text:p>
            <text:p/>
            <text:p>However, what if you want to loop through the cars and find a specific one? And what if you had not 3 cars, but 300?</text:p>
            <text:p/>
            <text:p>The solution is an array!</text:p>
            <text:p/>
            <text:p>An array can hold many values under a single name, and you can access the values by referring to an index number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reating an Array</text:p>
          </draw:text-box>
        </draw:frame>
        <draw:frame draw:style-name="gr2" draw:text-style-name="P3" draw:layer="layout" svg:width="25.5cm" svg:height="11.627cm" svg:x="0.2cm" svg:y="2.273cm">
          <draw:text-box>
            <text:p>Using an array literal is the easiest way to create a JavaScript Array.</text:p>
            <text:p/>
            <text:p>Syntax:</text:p>
            <text:p>const array_name = [item1, item2, ...]; <text:s text:c="4"/></text:p>
            <text:p/>
            <text:p>It is a common practice to declare arrays with the const keyword.</text:p>
            <text:p/>
            <text:p><text:span text:style-name="T1">Arrays are Not Constants</text:span></text:p>
            <text:p/>
            <text:p>The keyword const is a little misleading.</text:p>
            <text:p>It does NOT define a constant array. It defines a constant reference to an array.</text:p>
            <text:p>Because of this, we can still change the elements of a constant array as in:</text:p>
            <text:p/>
            <text:p>const cars = ["Saab", "Volvo", "BMW"];</text:p>
            <text:p>cars[0] = "Toyota";</text:p>
            <text:p>cars.push("Audi"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yntax for creating arrays</text:p>
          </draw:text-box>
        </draw:frame>
        <draw:frame draw:style-name="gr2" draw:text-style-name="P3" draw:layer="layout" svg:width="25cm" svg:height="11.627cm" svg:x="0.3cm" svg:y="2.2cm">
          <draw:text-box>
            <text:p>const cars = ["Saab", "Volvo", "BMW"];</text:p>
            <text:p/>
            <text:p>OR</text:p>
            <text:p/>
            <text:p>const cars = [</text:p>
            <text:p><text:s text:c="2"/>"Saab",</text:p>
            <text:p><text:s text:c="2"/>"Volvo",</text:p>
            <text:p><text:s text:c="2"/>"BMW"</text:p>
            <text:p>]; </text:p>
            <text:p/>
            <text:p>OR</text:p>
            <text:p/>
            <text:p>const cars = [];</text:p>
            <text:p>cars[0]= "Saab";</text:p>
            <text:p>cars[1]= "Volvo";</text:p>
            <text:p>cars[2]= "BMW"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Using the JavaScript Keyword new</text:p>
          </draw:text-box>
        </draw:frame>
        <draw:frame draw:style-name="gr2" draw:text-style-name="P3" draw:layer="layout" svg:width="26.5cm" svg:height="8.072cm" svg:x="0.5cm" svg:y="2.5cm">
          <draw:text-box>
            <text:p>The following example also creates an Array, and assigns values to it:</text:p>
            <text:p/>
            <text:p>const cars = new Array("Saab", "Volvo", "BMW");</text:p>
            <text:p/>
            <text:p>The above examples above is exactly the same as:</text:p>
            <text:p text:style-name="P6">const cars = ["Saab", "Volvo", "BMW"];</text:p>
            <text:p/>
            <text:p>There is no need to use new Array().</text:p>
            <text:p/>
            <text:p>For simplicity, readability and execution speed, use the array literal method.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ccessing Array Elements </text:p>
          </draw:text-box>
        </draw:frame>
        <draw:frame draw:style-name="gr2" draw:text-style-name="P3" draw:layer="layout" svg:width="23.5cm" svg:height="9.494cm" svg:x="0.5cm" svg:y="3cm">
          <draw:text-box>
            <text:p>You access an array element by referring to the index number:</text:p>
            <text:p/>
            <text:p>const cars = ["Saab", "Volvo", "BMW"];</text:p>
            <text:p>let car = cars[0];</text:p>
            <text:p/>
            <text:p/>
            <text:p/>
            <text:p>Note: Array indexes start with 0.</text:p>
            <text:p/>
            <text:p>[0] is the first element. [1] is the second element.</text:p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hanging an Array Element</text:p>
          </draw:text-box>
        </draw:frame>
        <draw:frame draw:style-name="gr2" draw:text-style-name="P3" draw:layer="layout" svg:width="25.5cm" svg:height="5.939cm" svg:x="1cm" svg:y="3cm">
          <draw:text-box>
            <text:p>This statement changes the value of the first element in cars:</text:p>
            <text:p/>
            <text:p>cars[0] = "Opel";</text:p>
            <text:p/>
            <text:p>Example:</text:p>
            <text:p/>
            <text:p>const cars = ["Saab", "Volvo", "BMW"];</text:p>
            <text:p>cars[0] = "Opel"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nverting an Array to a String</text:p>
          </draw:text-box>
        </draw:frame>
        <draw:frame draw:style-name="gr3" draw:text-style-name="P3" draw:layer="layout" svg:width="26.5cm" svg:height="5.939cm" svg:x="1cm" svg:y="3cm">
          <draw:text-box>
            <text:p>The JavaScript method toString() converts an array to a string of (comma separated) array values.</text:p>
            <text:p/>
            <text:p>const fruits = ["Banana", "Orange", "Apple", "Mango"];</text:p>
            <text:p/>
            <text:p>Would become:</text:p>
            <text:p/>
            <text:p>Banana,Orange,Apple,Mang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he length Property</text:p>
          </draw:text-box>
        </draw:frame>
        <draw:frame draw:style-name="gr2" draw:text-style-name="P3" draw:layer="layout" svg:width="23cm" svg:height="3.095cm" svg:x="1.5cm" svg:y="3cm">
          <draw:text-box>
            <text:p>The length property of an array returns the length of an array (the number of array elements).</text:p>
            <text:p/>
            <text:p>The length property is always one more than the highest array index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Accessing the First and The Last Array Element</text:p>
          </draw:text-box>
        </draw:frame>
        <draw:frame draw:style-name="gr2" draw:text-style-name="P3" draw:layer="layout" svg:width="24.5cm" svg:height="3.806cm" svg:x="1cm" svg:y="3cm">
          <draw:text-box>
            <text:p>const fruits = ["Banana", "Orange", "Apple", "Mango"];</text:p>
            <text:p>let fruit = fruits[0];</text:p>
            <text:p/>
            <text:p>const fruits = ["Banana", "Orange", "Apple", "Mango"];</text:p>
            <text:p>let fruit = fruits[fruits.length - 1]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he Difference Between Arrays and Objects</text:p>
          </draw:text-box>
        </draw:frame>
        <draw:frame draw:style-name="gr2" draw:text-style-name="P3" draw:layer="layout" svg:width="26.5cm" svg:height="10.205cm" svg:x="0.5cm" svg:y="2.5cm">
          <draw:text-box>
            <text:p>In JavaScript, arrays use numbered indexes. <text:s/></text:p>
            <text:p/>
            <text:p>In JavaScript, objects use named indexes.</text:p>
            <text:p/>
            <text:p>Arrays are a special kind of objects, with numbered indexes.</text:p>
            <text:p/>
            <text:p><text:span text:style-name="T1">When to Use Arrays. When to use Objects:</text:span></text:p>
            <text:p><text:span text:style-name="T1"/></text:p>
            <text:p><text:s text:c="4"/>JavaScript does not support associative arrays.</text:p>
            <text:p><text:s text:c="4"/>You should use objects when you want the element names to be strings (text).</text:p>
            <text:p><text:s text:c="4"/>You should use arrays when you want the element names to be numbers.</text:p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 word of advise: Do not use “new Array()”</text:p>
          </draw:text-box>
        </draw:frame>
        <draw:frame draw:style-name="gr2" draw:text-style-name="P3" draw:layer="layout" svg:width="22cm" svg:height="11.627cm" svg:x="0.3cm" svg:y="2.2cm">
          <draw:text-box>
            <text:p>// Create an array with three elements:</text:p>
            <text:p>const points = new Array(40, 100, 1);</text:p>
            <text:p/>
            <text:p>// Create an array with two elements:</text:p>
            <text:p>const points = new Array(40, 100);</text:p>
            <text:p/>
            <text:p>// Create an array with one element ???</text:p>
            <text:p>const points = new Array(40);</text:p>
            <text:p>console.log(points);</text:p>
            <text:p>/* ,,,,,,,,,,,,,,,,,,,,,,,,,,,,,,,,,,,,,,, */ <text:s/></text:p>
            <text:p/>
            <text:p>// It create an array with 40 undefined elements.</text:p>
            <text:p/>
            <text:p>To create an array with one element:</text:p>
            <text:p/>
            <text:p>const points = [40]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How to Recognize an Array</text:p>
          </draw:text-box>
        </draw:frame>
        <draw:frame draw:style-name="gr2" draw:text-style-name="P3" draw:layer="layout" svg:width="26.5cm" svg:height="11.627cm" svg:x="0.3cm" svg:y="2.2cm">
          <draw:text-box>
            <text:p>A common question is: How do I know if a variable is an array?</text:p>
            <text:p>The problem is that the JavaScript operator typeof returns "object":</text:p>
            <text:p/>
            <text:p>const fruits = ["Banana", "Orange", "Apple"];</text:p>
            <text:p>let type = typeof fruits;</text:p>
            <text:p/>
            <text:p>The typeof operator returns object because a JavaScript array is an object. </text:p>
            <text:p/>
            <text:p>Solution 1: To solve this problem ECMAScript 5 (JavaScript 2009) defined a new method Array.isArray():</text:p>
            <text:p>Array.isArray(fruits);</text:p>
            <text:p/>
            <text:p>Solution 2: The instanceof operator returns true if an object is created by a given constructor:</text:p>
            <text:p>const fruits = ["Banana", "Orange", "Apple"];</text:p>
            <text:p/>
            <text:p>fruits instanceof Array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Looping Array Elements</text:p>
          </draw:text-box>
        </draw:frame>
        <draw:frame draw:style-name="gr2" draw:text-style-name="P3" draw:layer="layout" svg:width="24cm" svg:height="7.361cm" svg:x="1cm" svg:y="2cm">
          <draw:text-box>
            <text:p>One way to loop through an array, is using a for loop:</text:p>
            <text:p>Example</text:p>
            <text:p>const fruits = ["Banana", "Orange", "Apple", "Mango"];</text:p>
            <text:p>let fLen = fruits.length;</text:p>
            <text:p/>
            <text:p>let text = "&lt;ul&gt;";</text:p>
            <text:p>for (let i = 0; i &lt; fLen; i++) {</text:p>
            <text:p><text:s text:c="2"/>text += "&lt;li&gt;" + fruits[i] + "&lt;/li&gt;";</text:p>
            <text:p>}</text:p>
            <text:p>text += "&lt;/ul&gt;"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rray.forEach()</text:p>
          </draw:text-box>
        </draw:frame>
        <draw:frame draw:style-name="gr2" draw:text-style-name="P3" draw:layer="layout" svg:width="22.5cm" svg:height="8.072cm" svg:x="1cm" svg:y="2.5cm">
          <draw:text-box>
            <text:p>You can also use the Array.forEach() function:</text:p>
            <text:p>Example</text:p>
            <text:p>const fruits = ["Banana", "Orange", "Apple", "Mango"];</text:p>
            <text:p/>
            <text:p>let text = "&lt;ul&gt;";</text:p>
            <text:p>fruits.forEach(myFunction);</text:p>
            <text:p>text += "&lt;/ul&gt;";</text:p>
            <text:p/>
            <text:p>function myFunction(value) {</text:p>
            <text:p><text:s text:c="2"/>text += "&lt;li&gt;" + value + "&lt;/li&gt;";</text:p>
            <text:p>}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8T16:23:17.547125763</meta:creation-date>
    <meta:editing-duration>PT23M53S</meta:editing-duration>
    <meta:editing-cycles>11</meta:editing-cycles>
    <meta:generator>LibreOffice/7.3.7.2$Linux_X86_64 LibreOffice_project/30$Build-2</meta:generator>
    <dc:title>Blue Curve</dc:title>
    <dc:date>2023-09-11T15:32:33.637975703</dc:date>
    <meta:document-statistic meta:object-count="111"/>
  </office:meta>
</office:document-meta>
</file>